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ice" svg:font-family="Alice" style:font-family-generic="roman" style:font-pitch="variable"/>
    <style:font-face style:name="Courgette" svg:font-family="Courgette"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lice1" svg:font-family="Alice" style:font-family-generic="system" style:font-pitch="variable"/>
    <style:font-face style:name="Caladea1" svg:font-family="Caladea" style:font-family-generic="system" style:font-pitch="variable"/>
    <style:font-face style:name="Courgette1" svg:font-family="Courgette"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top="0in" fo:margin-bottom="0.139in" loext:contextual-spacing="false" fo:line-height="100%"/>
    </style:style>
    <style:style style:name="P2" style:family="paragraph" style:parent-style-name="Standard" style:list-style-name="WWNum1">
      <style:paragraph-properties fo:margin-left="0.5in" fo:margin-right="0in" fo:margin-top="0in" fo:margin-bottom="0.139in" loext:contextual-spacing="true" fo:line-height="100%" fo:text-indent="-0.25in" style:auto-text-indent="false"/>
    </style:style>
    <style:style style:name="P3" style:family="paragraph" style:parent-style-name="Standard">
      <style:paragraph-properties fo:margin-top="0in" fo:margin-bottom="0.0555in" loext:contextual-spacing="false"/>
    </style:style>
    <style:style style:name="P4" style:family="paragraph" style:parent-style-name="Standard">
      <style:paragraph-properties fo:margin-top="0in" fo:margin-bottom="0.0555in" loext:contextual-spacing="false">
        <style:tab-stops>
          <style:tab-stop style:position="3.1835in"/>
        </style:tab-stops>
      </style:paragraph-properties>
    </style:style>
    <style:style style:name="P5" style:family="paragraph" style:parent-style-name="Standard">
      <style:paragraph-properties fo:margin-top="0in" fo:margin-bottom="0.0835in" loext:contextual-spacing="false" fo:line-height="100%">
        <style:tab-stops>
          <style:tab-stop style:position="3.9752in" style:type="center"/>
          <style:tab-stop style:position="7.6626in" style:type="right"/>
        </style:tab-stops>
      </style:paragraph-properties>
    </style:style>
    <style:style style:name="P6" style:family="paragraph" style:parent-style-name="Title" style:master-page-name="Standard">
      <style:paragraph-properties fo:margin-top="0in" fo:margin-bottom="0in" loext:contextual-spacing="false" fo:line-height="100%" fo:text-align="center" style:justify-single-word="false" style:page-number="1"/>
    </style:style>
    <style:style style:name="P7" style:family="paragraph" style:parent-style-name="Heading_20_1">
      <style:paragraph-properties fo:margin-top="0in" fo:margin-bottom="0.0555in" loext:contextual-spacing="false" fo:line-height="100%" fo:text-align="center" style:justify-single-word="false"/>
    </style:style>
    <style:style style:name="P8" style:family="paragraph" style:parent-style-name="Heading_20_2">
      <style:paragraph-properties fo:margin-top="0in" fo:margin-bottom="0.0555in" loext:contextual-spacing="false"/>
    </style:style>
    <style:style style:name="P9" style:family="paragraph" style:parent-style-name="Heading_20_2">
      <style:paragraph-properties fo:margin-top="0in" fo:margin-bottom="0.0555in" loext:contextual-spacing="false" fo:break-before="page"/>
    </style:style>
    <style:style style:name="P10" style:family="paragraph" style:parent-style-name="Heading_20_2">
      <style:paragraph-properties fo:margin-top="0in" fo:margin-bottom="0.139in" loext:contextual-spacing="false" fo:line-height="100%"/>
    </style:style>
    <style:style style:name="P11" style:family="paragraph" style:parent-style-name="Subtitle">
      <style:paragraph-properties fo:margin-top="0in" fo:margin-bottom="0.139in" loext:contextual-spacing="false" fo:line-height="100%"/>
    </style:style>
    <style:style style:name="T1" style:family="text">
      <style:text-properties fo:font-style="italic" style:font-style-asian="italic"/>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fsrppvk8pkvd"/>Doomed Atlantis</text:p>
      <text:p text:style-name="P7"><text:bookmark text:name="_b875if6hcnin"/>Chapter 1 - Welcome to Atlantis</text:p>
      <text:p text:style-name="P8"><text:bookmark text:name="_oyj96qufrj9l"/>Background</text:p>
      <text:p text:style-name="P11"><text:bookmark text:name="_3itfkonm6ktz"/>It’s 1870. The experimental submersible HMS Argo, exploring the depths of the Mediterranean, was transmitting “WE HAVE DISCOVERED ATL” when the signal abruptly stopped. You are the crew of her sister ship, the HMS Ulysses, sent to discover her fate, rescue her crew, and reveal whatever she encountered.</text:p>
      <text:p text:style-name="P11"><text:bookmark text:name="_lua1r71jbka5"/>You have followed the Argo’s signal cable into a deep trench and emerged in an immense air-filled chamber. Smooth walls and crumbling stone landings indicate that the area was created long ago, but the architecture is not familiar. Moored to one of the landings is the smoldering wreckage of the Argo. <text:s/>The Argo’s crew is missing, but you find a bundle of notes.</text:p>
      <text:p text:style-name="P8"><text:bookmark text:name="_2pazs05aupqw"/>Objective</text:p>
      <text:p text:style-name="P1"><text:span text:style-name="T1">Doomed Atlantis</text:span> is a cooperative episodic adventure game. You all succeed or fail at each chapter as a team. You must complete each chapter before proceeding to the next. You all win the game when you complete the final chapter.</text:p>
      <text:p text:style-name="P1">You complete this chapter when you pick up the trail of the Argo’s crew and follow after them. However, you fail and must restart the chapter if either of the following occur:</text:p>
      <text:list xml:id="list6237192299999639601" text:style-name="WWNum1">
        <text:list-item>
          <text:p text:style-name="P2">Any of your adventurers is destroyed.</text:p>
        </text:list-item>
        <text:list-item>
          <text:p text:style-name="P2">All of your adventurers are reduced to 0 resolve.</text:p>
        </text:list-item>
      </text:list>
      <text:p text:style-name="P10"><text:bookmark text:name="_xyps2nm4gunw"/>Setup</text:p>
      <text:p text:style-name="P1">[This is where setup instructions would go. For this playtest, much of the setup has been performed for you.]</text:p>
      <text:p text:style-name="P1">Each player selects an adventurer mat and sets their resolve to maximum. Put the corresponding figure on the Start area tile.</text:p>
      <text:p text:style-name="P1">The game is played in multiple rounds. Adventurers take turns being the leader for each round. Gather the Clock cards for each selected adventurer and draw one at random to determine who will be the first leader. Then shuffle all of those adventurer Clock cards with an equal number of Tick cards to form the Clock deck. Give the Clock deck to the leader’s player, face-down.</text:p>
      <text:p text:style-name="P3">The leader reads the starting pages of the Field Guide aloud. Skip over the sections labeled “Additional Rules” for now: those are situational rules that don’t need to be known to everyone before play begins.</text:p>
      <text:p text:style-name="P3">Give each player an Adventurer Reference sheet.</text:p>
      <text:p text:style-name="P10"><text:bookmark text:name="_lxd6rmsabv8o"/>Play</text:p>
      <text:p text:style-name="P4">The leader’s player plays the top card of the Clock deck and follows the instructions. They repeat this process until the Clock deck is empty, at which point they shuffle the Clock discard pile into a new Clock deck and continue.</text:p>
      <text:p text:style-name="P3">Whenever there is ambiguity in how a game effect is resolved, the current leader decides.</text:p>
      <text:p text:style-name="P3"/>
      <text:p text:style-name="P8"><text:bookmark text:name="_3u75s5ntl2nz"/></text:p>
      <text:p text:style-name="P9"><text:bookmark text:name="_evf7wkpiimn9"/>Additional Rules</text:p>
      <text:p text:style-name="P3">Each player may control multiple crew members if desired, up to a maximum of five crew members. Note that leader is a crew member role, not a player role: a player with multiple crew members will control the leader for multiple rounds in a row.</text:p>
      <text:p text:style-name="P3">For a greater challenge, add more Tick cards to the Clock deck. For a reduced challenge, remove a Tick card from the Clock deck.</text:p>
      <text:p text:style-name="P3">If a new player is added after the game has started, they sit to the right of the current leader. They lose 1 resolve for each Doom counter. The next time the Clock deck is shuffled, add their hero card and a Tick card to the Clock deck.</text:p>
      <text:p text:style-name="P3">When you instructed to add a new card to the Atlantis deck, sort it into its designated positio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lice" svg:font-family="Alice" style:font-family-generic="roman" style:font-pitch="variable"/>
    <style:font-face style:name="Courgette" svg:font-family="Courgette"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lice1" svg:font-family="Alice" style:font-family-generic="system" style:font-pitch="variable"/>
    <style:font-face style:name="Caladea1" svg:font-family="Caladea" style:font-family-generic="system" style:font-pitch="variable"/>
    <style:font-face style:name="Courgette1" svg:font-family="Courgette"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Georgia" fo:font-size="11pt" fo:language="en" fo:country="none" fo:font-style="normal" style:text-underline-style="none" fo:font-weight="normal" style:letter-kerning="true" style:font-name-asian="Georgia1" style:font-size-asian="11pt" style:language-asian="zh" style:country-asian="CN" style:font-style-asian="normal" style:font-weight-asian="normal" style:font-name-complex="Georgia1" style:font-size-complex="11pt" style:language-complex="hi" style:country-complex="IN"/>
    </style:default-style>
    <style:default-style style:family="paragraph">
      <style:paragraph-properties fo:margin-left="0in" fo:margin-right="0in" fo:margin-top="0in" fo:margin-bottom="0.0555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Georgia" fo:font-size="11pt" fo:language="en" fo:country="none" fo:font-style="normal" style:text-underline-style="none" fo:font-weight="normal" style:letter-kerning="true" style:font-name-asian="Georgia1" style:font-size-asian="11pt" style:language-asian="zh" style:country-asian="CN" style:font-style-asian="normal" style:font-weight-asian="normal" style:font-name-complex="Georgi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text-align="center" style:justify-single-word="false" fo:keep-together="always" fo:keep-with-next="always"/>
      <style:text-properties fo:color="#666666"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keep-together="always" fo:keep-with-next="always"/>
      <style:text-properties fo:color="#366091" style:font-name="Alice" fo:font-family="Alice" style:font-family-generic="roman" style:font-pitch="variable" fo:font-size="14pt" fo:font-weight="bold" style:font-name-asian="Alice1" style:font-family-asian="Alice" style:font-family-generic-asian="system" style:font-pitch-asian="variable" style:font-size-asian="14pt" style:font-weight-asian="bold" style:font-name-complex="Alice1" style:font-family-complex="Alice"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false" fo:line-height="100%" fo:text-align="center" style:justify-single-word="false" fo:keep-together="always" fo:keep-with-next="always"/>
      <style:text-properties fo:color="#366091" style:font-name="Alice" fo:font-family="Alice" style:font-family-generic="roman" style:font-pitch="variable" fo:font-size="20pt" fo:font-weight="bold" style:font-name-asian="Alice1" style:font-family-asian="Alice" style:font-family-generic-asian="system" style:font-pitch-asian="variable" style:font-size-asian="20pt" style:font-weight-asian="bold" style:font-name-complex="Alice1" style:font-family-complex="Alice" style:font-family-generic-complex="system" style:font-pitch-complex="variable" style:font-size-complex="20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style:font-name="Courgette" fo:font-family="Courgette" style:font-family-generic="roman" style:font-pitch="variable" style:font-name-asian="Courgette1" style:font-family-asian="Courgette" style:font-family-generic-asian="system" style:font-pitch-asian="variable" style:font-name-complex="Courgette1" style:font-family-complex="Courgette" style:font-family-generic-complex="system" style:font-pitch-complex="variable"/>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0835in" loext:contextual-spacing="false" fo:line-height="100%">
        <style:tab-stops>
          <style:tab-stop style:position="3.9752in" style:type="center"/>
          <style:tab-stop style:position="7.6626in" style:type="right"/>
        </style:tab-stops>
      </style:paragraph-properties>
    </style:style>
    <style:style style:name="MT1" style:family="text">
      <style:text-properties fo:font-style="italic" style:font-style-asian="italic"/>
    </style:style>
    <style:page-layout style:name="Mpm1">
      <style:page-layout-properties fo:page-width="8.5in" fo:page-height="11in" style:num-format="1" style:print-orientation="portrait" fo:margin-top="0.4in" fo:margin-bottom="0.5in" fo:margin-left="0.4in" fo:margin-right="0.4in" fo:background-color="#ffffff" style:writing-mode="lr-tb" style:layout-grid-color="#c0c0c0" style:layout-grid-lines="25425"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902in" fo:margin-left="0in" fo:margin-right="0in" fo:margin-top="0.0508in" style:dynamic-spacing="true"/>
      </style:footer-style>
    </style:page-layout>
  </office:automatic-styles>
  <office:master-styles>
    <style:master-page style:name="Standard" style:page-layout-name="Mpm1">
      <style:footer>
        <text:p text:style-name="MP1"><text:span text:style-name="MT1">Doomed Atlantis - Chapter 1</text:span><text:tab/>September 2017<text:tab/>Page <text:page-number text:select-page="current">2</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5" meta:word-count="564" meta:character-count="3188" meta:non-whitespace-character-count="2650"/>
    <meta:generator>LibreOfficeDev/5.1.0.3$Linux_X86_64 LibreOffice_project/</meta:generator>
  </office:meta>
</office:document-meta>
</file>